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20000011B6BEC99D2.jpg"/>
  <manifest:file-entry manifest:media-type="image/png" manifest:full-path="Pictures/100002010000022C00000320AAA4AC26.png"/>
  <manifest:file-entry manifest:media-type="image/png" manifest:full-path="Pictures/100002010000025B00000255E7AC107D.png"/>
  <manifest:file-entry manifest:media-type="image/jpeg" manifest:full-path="Pictures/10000000000000BF00000108E940838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6633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16cm"/>
    </style:style>
    <style:style style:name="gr7" style:family="graphic" style:parent-style-name="standard">
      <style:graphic-properties draw:stroke="none" svg:stroke-color="#000000" draw:fill="none" draw:fill-color="#ffffff" fo:min-height="0.654cm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ffffff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family="Arial" style:font-family-generic="swiss" fo:font-size="32pt" fo:font-style="normal" style:font-family-asian="Arial" style:font-family-generic-asian="swiss" style:font-size-asian="32pt" style:font-style-asian="normal" style:font-family-complex="Arial" style:font-family-generic-complex="swiss" style:font-size-complex="32pt" style:font-style-complex="normal"/>
    </style:style>
    <style:style style:name="P4" style:family="paragraph">
      <style:text-properties fo:font-size="32pt" fo:font-style="normal" style:font-size-asian="32pt" style:font-style-asian="normal" style:font-size-complex="32pt" style:font-style-complex="normal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family="Arial" style:font-family-generic="swiss" fo:font-size="32pt" style:font-family-asian="Arial" style:font-family-generic-asian="swiss" style:font-size-asian="32pt" style:font-family-complex="Arial" style:font-family-generic-complex="swiss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use-window-font-color="true" style:text-outline="false" style:text-line-through-style="none" fo:font-family="Arial" style:font-family-generic="swiss" fo:font-size="32pt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Arial" style:font-style-name="Regular" style:font-family-generic="swiss" fo:font-size="20pt" fo:font-style="normal" style:font-family-asian="Arial" style:font-style-name-asian="Regular" style:font-family-generic-asian="swiss" style:font-size-asian="20pt" style:font-style-asian="normal" style:font-family-complex="Arial" style:font-style-name-complex="Regular" style:font-family-generic-complex="swiss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06cm" svg:height="10.374cm" svg:x="6.806cm" svg:y="1.494cm">
          <draw:image xlink:href="Pictures/10000000000000BF00000108E940838B.jpg" xlink:type="simple" xlink:show="embed" xlink:actuate="onLoad">
            <text:p/>
          </draw:image>
        </draw:frame>
        <draw:line draw:style-name="gr2" draw:text-style-name="P1" draw:layer="layout" svg:x1="8.175cm" svg:y1="4.087cm" svg:x2="11.855cm" svg:y2="4.052cm">
          <text:p/>
        </draw:line>
        <draw:frame draw:style-name="gr3" draw:text-style-name="P1" draw:layer="layout" svg:width="7.62cm" svg:height="12.116cm" svg:x="0.01cm" svg:y="0.808cm">
          <draw:image xlink:href="Pictures/10000000000000B20000011B6BEC99D2.jpg" xlink:type="simple" xlink:show="embed" xlink:actuate="onLoad">
            <text:p/>
          </draw:image>
        </draw:frame>
        <draw:line draw:style-name="gr4" draw:text-style-name="P1" draw:layer="layout" svg:x1="5.139cm" svg:y1="7.655cm" svg:x2="5.432cm" svg:y2="9.73cm">
          <text:p/>
        </draw:line>
        <draw:line draw:style-name="gr2" draw:text-style-name="P1" draw:layer="layout" svg:x1="3.625cm" svg:y1="10.162cm" svg:x2="4.631cm" svg:y2="4.013cm">
          <text:p/>
        </draw:line>
        <draw:line draw:style-name="gr2" draw:text-style-name="P1" draw:layer="layout" svg:x1="4.631cm" svg:y1="4.013cm" svg:x2="5.139cm" svg:y2="7.655cm">
          <text:p/>
        </draw:line>
        <draw:line draw:style-name="gr2" draw:text-style-name="P1" draw:layer="layout" svg:x1="12.389cm" svg:y1="7.526cm" svg:x2="11.855cm" svg:y2="4.052cm">
          <text:p/>
        </draw:line>
        <draw:frame draw:style-name="gr3" draw:text-style-name="P1" draw:layer="layout" svg:width="7.62cm" svg:height="12.116cm" svg:x="13.957cm" svg:y="0.808cm">
          <draw:image xlink:href="Pictures/10000000000000B20000011B6BEC99D2.jpg" xlink:type="simple" xlink:show="embed" xlink:actuate="onLoad">
            <text:p/>
          </draw:image>
        </draw:frame>
        <draw:line draw:style-name="gr2" draw:text-style-name="P1" draw:layer="layout" svg:x1="19.138cm" svg:y1="7.654cm" svg:x2="18.317cm" svg:y2="10.88cm">
          <text:p/>
        </draw:line>
        <draw:line draw:style-name="gr2" draw:text-style-name="P1" draw:layer="layout" svg:x1="19.138cm" svg:y1="7.654cm" svg:x2="18.63cm" svg:y2="4.012cm">
          <text:p/>
        </draw:line>
        <draw:frame draw:style-name="gr3" draw:text-style-name="P1" draw:layer="layout" svg:width="7.436cm" svg:height="7.362cm" svg:x="12.43cm" svg:y="19.415cm">
          <draw:image xlink:href="Pictures/100002010000025B00000255E7AC107D.png" xlink:type="simple" xlink:show="embed" xlink:actuate="onLoad">
            <text:p/>
          </draw:image>
        </draw:frame>
        <draw:frame draw:style-name="gr3" draw:text-style-name="P1" draw:layer="layout" svg:width="7.406cm" svg:height="10.657cm" svg:x="2.27cm" svg:y="17.013cm">
          <draw:image xlink:href="Pictures/100002010000022C00000320AAA4AC26.png" xlink:type="simple" xlink:show="embed" xlink:actuate="onLoad">
            <text:p/>
          </draw:image>
        </draw:frame>
        <draw:circle draw:style-name="gr5" draw:text-style-name="P1" draw:layer="layout" svg:width="0.635cm" svg:height="0.635cm" svg:x="12.072cm" svg:y="7.209cm">
          <text:p/>
        </draw:circle>
        <draw:circle draw:style-name="gr5" draw:text-style-name="P1" draw:layer="layout" svg:width="0.635cm" svg:height="0.635cm" svg:x="6.903cm" svg:y="3.735cm">
          <text:p/>
        </draw:circle>
        <draw:circle draw:style-name="gr5" draw:text-style-name="P1" draw:layer="layout" svg:width="0.635cm" svg:height="0.635cm" svg:x="11.538cm" svg:y="3.735cm">
          <text:p/>
        </draw:circle>
        <draw:frame draw:style-name="gr6" draw:text-style-name="P2" draw:layer="layout" svg:width="6.685cm" svg:height="0.962cm" svg:x="12.295cm" svg:y="3.54cm">
          <draw:text-box>
            <text:p text:style-name="P2"><text:span text:style-name="T1">SHOULDER_LEFT</text:span></text:p>
          </draw:text-box>
        </draw:frame>
        <draw:frame draw:style-name="gr6" draw:text-style-name="P2" draw:layer="layout" svg:width="4.78cm" svg:height="1.673cm" svg:x="6.657cm" svg:y="2.129cm">
          <draw:text-box>
            <text:p text:style-name="P2"><text:span text:style-name="T1">SHOULDER_</text:span></text:p>
            <text:p text:style-name="P2"><text:span text:style-name="T1">RIGHT</text:span></text:p>
          </draw:text-box>
        </draw:frame>
        <draw:frame draw:style-name="gr7" draw:layer="layout" svg:width="1.08cm" svg:height="0.962cm" svg:x="7.355cm" svg:y="3.408cm">
          <draw:text-box>
            <text:p>...</text:p>
          </draw:text-box>
        </draw:frame>
        <draw:frame draw:style-name="gr6" draw:text-style-name="P2" draw:layer="layout" svg:width="4.78cm" svg:height="1.673cm" svg:x="11.737cm" svg:y="7.844cm">
          <draw:text-box>
            <text:p text:style-name="P2"><text:span text:style-name="T1">ELBOW_</text:span></text:p>
            <text:p text:style-name="P2"><text:span text:style-name="T1">LEFT</text:span></text:p>
          </draw:text-box>
        </draw:frame>
        <draw:path draw:style-name="gr8" draw:text-style-name="P1" draw:layer="layout" svg:width="1.269cm" svg:height="1.269cm" draw:transform="rotate (-1.57079632679579) translate (11.6719999999996cm 4.43399999999962cm)" svg:viewBox="0 0 1270 1270" svg:d="m0 1270c1270 0 1270-1270 1270-1270">
          <text:p/>
        </draw:path>
        <draw:frame draw:style-name="gr9" draw:text-style-name="P4" draw:layer="layout" svg:width="1.154cm" svg:height="1.513cm" svg:x="4.293cm" svg:y="9.89cm">
          <draw:text-box>
            <text:p text:style-name="P3"><text:span text:style-name="T2">α</text:span></text:p>
          </draw:text-box>
        </draw:frame>
        <draw:circle draw:style-name="gr5" draw:text-style-name="P1" draw:layer="layout" svg:width="0.635cm" svg:height="0.635cm" svg:x="18.313cm" svg:y="3.695cm">
          <text:p/>
        </draw:circle>
        <draw:circle draw:style-name="gr5" draw:text-style-name="P1" draw:layer="layout" svg:width="0.635cm" svg:height="0.635cm" svg:x="18cm" svg:y="10.563cm">
          <text:p/>
        </draw:circle>
        <draw:circle draw:style-name="gr5" draw:text-style-name="P1" draw:layer="layout" svg:width="0.635cm" svg:height="0.635cm" svg:x="18.821cm" svg:y="7.337cm">
          <text:p/>
        </draw:circle>
        <draw:circle draw:style-name="gr5" draw:text-style-name="P1" draw:layer="layout" svg:width="0.635cm" svg:height="0.635cm" svg:x="3.308cm" svg:y="9.845cm">
          <text:p/>
        </draw:circle>
        <draw:rect draw:style-name="gr10" draw:text-style-name="P1" draw:layer="layout" svg:width="23.495cm" svg:height="1.27cm" svg:x="-0.905cm" svg:y="11.795cm">
          <text:p/>
        </draw:rect>
        <draw:rect draw:style-name="gr10" draw:text-style-name="P1" draw:layer="layout" svg:width="23.495cm" svg:height="1.27cm" svg:x="-1.619cm" svg:y="0.418cm">
          <text:p/>
        </draw:rect>
        <draw:circle draw:style-name="gr5" draw:text-style-name="P1" draw:layer="layout" svg:width="0.635cm" svg:height="0.635cm" svg:x="4.314cm" svg:y="3.696cm">
          <text:p/>
        </draw:circle>
        <draw:circle draw:style-name="gr5" draw:text-style-name="P1" draw:layer="layout" svg:width="0.635cm" svg:height="0.635cm" svg:x="4.822cm" svg:y="7.338cm">
          <text:p/>
        </draw:circle>
        <draw:frame draw:style-name="gr11" draw:text-style-name="P5" draw:layer="layout" svg:width="6.985cm" svg:height="1.27cm" svg:x="7.15cm" svg:y="11.865cm">
          <draw:text-box>
            <text:p text:style-name="P5"><text:span text:style-name="T3">LShoulderRoll = </text:span><text:span text:style-name="T4">f(</text:span><text:span text:style-name="T5">β</text:span><text:span text:style-name="T4">)</text:span></text:p>
          </draw:text-box>
        </draw:frame>
        <draw:line draw:style-name="gr12" draw:text-style-name="P1" draw:layer="layout" svg:x1="6.806cm" svg:y1="8.571cm" svg:x2="6.806cm" svg:y2="13.065cm">
          <text:p/>
        </draw:line>
        <draw:line draw:style-name="gr12" draw:text-style-name="P1" draw:layer="layout" svg:x1="14.135cm" svg:y1="4.502cm" svg:x2="14.135cm" svg:y2="7.621cm">
          <text:p/>
        </draw:line>
        <draw:frame draw:style-name="gr11" draw:text-style-name="P5" draw:layer="layout" svg:width="7.35cm" svg:height="1.27cm" svg:x="-0.2cm" svg:y="11.795cm">
          <draw:text-box>
            <text:p text:style-name="P5"><text:span text:style-name="T3">LShoulderPitch = </text:span><text:span text:style-name="T4">f(</text:span><text:span text:style-name="T5">α</text:span><text:span text:style-name="T4">)</text:span></text:p>
          </draw:text-box>
        </draw:frame>
        <draw:frame draw:style-name="gr11" draw:text-style-name="P5" draw:layer="layout" svg:width="6.35cm" svg:height="1.27cm" svg:x="15.235cm" svg:y="11.795cm">
          <draw:text-box>
            <text:p text:style-name="P5"><text:span text:style-name="T3">LElbowRoll = </text:span><text:span text:style-name="T4">f(</text:span><text:span text:style-name="T5">θ</text:span><text:span text:style-name="T4">)</text:span></text:p>
          </draw:text-box>
        </draw:frame>
        <draw:frame draw:style-name="gr9" draw:text-style-name="P4" draw:layer="layout" svg:width="1.15cm" svg:height="1.513cm" svg:x="9.79cm" svg:y="5.218cm">
          <draw:text-box>
            <text:p text:style-name="P6"><text:span text:style-name="T2">β</text:span></text:p>
          </draw:text-box>
        </draw:frame>
        <draw:frame draw:style-name="gr9" draw:text-style-name="P4" draw:layer="layout" svg:width="1.129cm" svg:height="1.513cm" svg:x="16.824cm" svg:y="6.839cm">
          <draw:text-box>
            <text:p text:style-name="P6"><text:span text:style-name="T2">θ</text:span></text:p>
          </draw:text-box>
        </draw:frame>
        <draw:path draw:style-name="gr8" draw:text-style-name="P1" draw:layer="layout" svg:width="0.943cm" svg:height="0.979cm" draw:transform="skewX (-0.170518667919814) rotate (-0.725533370055092) translate (4.4667511265813cm 8.81308860506869cm)" svg:viewBox="0 0 944 980" svg:d="m0 980c945 1 944-980 944-980">
          <text:p/>
        </draw:path>
        <draw:frame draw:style-name="gr6" draw:text-style-name="P2" draw:layer="layout" svg:width="4.78cm" svg:height="1.673cm" svg:x="1.935cm" svg:y="2.502cm">
          <draw:text-box>
            <text:p text:style-name="P2"><text:span text:style-name="T1">SHOULDER_</text:span></text:p>
            <text:p text:style-name="P2"><text:span text:style-name="T1">LEFT</text:span></text:p>
          </draw:text-box>
        </draw:frame>
        <draw:frame draw:style-name="gr6" draw:text-style-name="P2" draw:layer="layout" svg:width="4.78cm" svg:height="1.673cm" svg:x="5.445cm" svg:y="6.715cm">
          <draw:text-box>
            <text:p text:style-name="P2"><text:span text:style-name="T1">ELBOW_</text:span></text:p>
            <text:p text:style-name="P2"><text:span text:style-name="T1">LEFT</text:span></text:p>
          </draw:text-box>
        </draw:frame>
        <draw:frame draw:style-name="gr6" draw:text-style-name="P2" draw:layer="layout" svg:width="4.78cm" svg:height="1.673cm" svg:x="18.88cm" svg:y="5.677cm">
          <draw:text-box>
            <text:p text:style-name="P2"><text:span text:style-name="T1">ELBOW_</text:span></text:p>
            <text:p text:style-name="P2"><text:span text:style-name="T1">LEFT</text:span></text:p>
          </draw:text-box>
        </draw:frame>
        <draw:frame draw:style-name="gr6" draw:text-style-name="P2" draw:layer="layout" svg:width="4.78cm" svg:height="0.962cm" svg:x="0.03cm" svg:y="9.255cm">
          <draw:text-box>
            <text:p text:style-name="P2"><text:span text:style-name="T1">HIP_LEFT</text:span></text:p>
          </draw:text-box>
        </draw:frame>
        <draw:frame draw:style-name="gr6" draw:text-style-name="P2" draw:layer="layout" svg:width="4.78cm" svg:height="1.673cm" svg:x="5.445cm" svg:y="6.716cm">
          <draw:text-box>
            <text:p text:style-name="P2"><text:span text:style-name="T1">ELBOW_</text:span></text:p>
            <text:p text:style-name="P2"><text:span text:style-name="T1">LEFT</text:span></text:p>
          </draw:text-box>
        </draw:frame>
        <draw:path draw:style-name="gr8" draw:text-style-name="P1" draw:layer="layout" svg:width="1.269cm" svg:height="1.269cm" draw:transform="rotate (-2.3230332344052) translate (19.4975318919415cm 7.56022580063234cm)" svg:viewBox="0 0 1270 1270" svg:d="m0 1270c1270 0 1270-1270 1270-1270">
          <text:p/>
        </draw:path>
        <draw:frame draw:style-name="gr6" draw:text-style-name="P2" draw:layer="layout" svg:width="4.78cm" svg:height="1.673cm" svg:x="18.645cm" svg:y="9.89cm">
          <draw:text-box>
            <text:p text:style-name="P2"><text:span text:style-name="T1">WRIST_</text:span></text:p>
            <text:p text:style-name="P2"><text:span text:style-name="T1">LEFT</text:span></text:p>
          </draw:text-box>
        </draw:frame>
        <draw:line draw:style-name="gr12" draw:text-style-name="P1" draw:layer="layout" svg:x1="6.806cm" svg:y1="1.635cm" svg:x2="6.806cm" svg:y2="6.54cm">
          <text:p/>
        </draw:line>
        <draw:line draw:style-name="gr12" draw:text-style-name="P1" draw:layer="layout" svg:x1="14.136cm" svg:y1="9.177cm" svg:x2="14.136cm" svg:y2="13.031cm">
          <text:p/>
        </draw:line>
        <draw:line draw:style-name="gr12" draw:text-style-name="P1" draw:layer="layout" svg:x1="14.135cm" svg:y1="1.636cm" svg:x2="14.136cm" svg:y2="3.3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hn Grizou</meta:initial-creator>
    <meta:creation-date>2012-08-16T16:52:55</meta:creation-date>
    <dc:date>2012-08-16T18:02:50</dc:date>
    <dc:creator>John Grizou</dc:creator>
    <meta:editing-duration>PT54M36S</meta:editing-duration>
    <meta:editing-cycles>5</meta:editing-cycles>
    <meta:generator>OpenOffice.org/3.3$Unix OpenOffice.org_project/330m20$Build-9567</meta:generator>
    <meta:document-statistic meta:object-count="47"/>
  </office:meta>
</office:document-meta>
</file>